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4.6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3">
      <style:map style:condition="cell-content()=0" style:apply-style-name="Default" style:base-cell-address="Kryo.C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eneral" table:style-name="ta1">
        <table:shapes>
          <draw:frame draw:z-index="0" draw:style-name="gr1" draw:text-style-name="P1" svg:width="453.51pt" svg:height="255.09pt" svg:x="485.52pt" svg:y="127.02pt">
            <loext:p draw:notify-on-update-of-ranges="General.A2:General.A6 General.D1:General.D1 General.D2:General.D6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453.51pt" svg:height="255.09pt" svg:x="0pt" svg:y="88.04pt">
            <loext:p draw:notify-on-update-of-ranges="General.A2:General.A6 General.B1:General.B1 General.B2:General.B6 General.C1:General.C1 General.C2:General.C6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/>
          <table:table-cell table:style-name="Default" office:value-type="string" calcext:value-type="string">
            <text:p>serialize(ns)</text:p>
          </table:table-cell>
          <table:table-cell table:style-name="Default" office:value-type="string" calcext:value-type="string">
            <text:p>deserialize(ns)</text:p>
          </table:table-cell>
          <table:table-cell table:style-name="Default" office:value-type="string" calcext:value-type="string">
            <text:p>size(byte)</text:p>
          </table:table-cell>
        </table:table-row>
        <table:table-row table:style-name="ro1">
          <table:table-cell office:value-type="string" calcext:value-type="string">
            <text:p>Serialize</text:p>
          </table:table-cell>
          <table:table-cell table:formula="of:=[Serialize.B8]" office:value-type="float" office:value="605078.25" calcext:value-type="float">
            <text:p>605,078</text:p>
          </table:table-cell>
          <table:table-cell table:formula="of:=[Serialize.C8]" office:value-type="float" office:value="1380989.75" calcext:value-type="float">
            <text:p>1,380,990</text:p>
          </table:table-cell>
          <table:table-cell table:formula="of:=[Serialize.D8]" office:value-type="float" office:value="1353" calcext:value-type="float">
            <text:p>1,353</text:p>
          </table:table-cell>
        </table:table-row>
        <table:table-row table:style-name="ro1">
          <table:table-cell office:value-type="string" calcext:value-type="string">
            <text:p>Parcelable</text:p>
          </table:table-cell>
          <table:table-cell table:formula="of:=[Parcelable.B8]" office:value-type="float" office:value="207304.25" calcext:value-type="float">
            <text:p>207,304</text:p>
          </table:table-cell>
          <table:table-cell table:style-name="ce2" table:formula="of:=[Parcelable.C8]" office:value-type="float" office:value="4883" calcext:value-type="float">
            <text:p>4,883</text:p>
          </table:table-cell>
          <table:table-cell table:formula="of:=[Parcelable.D8]" office:value-type="float" office:value="1324" calcext:value-type="float">
            <text:p>1,324</text:p>
          </table:table-cell>
        </table:table-row>
        <table:table-row table:style-name="ro1">
          <table:table-cell office:value-type="string" calcext:value-type="string">
            <text:p>MsgPack</text:p>
          </table:table-cell>
          <table:table-cell table:formula="of:=[MsgPack.B8]" office:value-type="float" office:value="338763.25" calcext:value-type="float">
            <text:p>338,763</text:p>
          </table:table-cell>
          <table:table-cell table:formula="of:=[MsgPack.C8]" office:value-type="float" office:value="1734232" calcext:value-type="float">
            <text:p>1,734,232</text:p>
          </table:table-cell>
          <table:table-cell table:formula="of:=[MsgPack.D8]"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ProtoBuf</text:p>
          </table:table-cell>
          <table:table-cell table:formula="of:=[ProtoBuf.B8]" office:value-type="float" office:value="188698" calcext:value-type="float">
            <text:p>188,698</text:p>
          </table:table-cell>
          <table:table-cell table:formula="of:=[ProtoBuf.C8]" office:value-type="float" office:value="136132.75" calcext:value-type="float">
            <text:p>136,133</text:p>
          </table:table-cell>
          <table:table-cell table:formula="of:=[ProtoBuf.D8]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Kryo</text:p>
          </table:table-cell>
          <table:table-cell table:formula="of:=[Kryo.B8]" office:value-type="float" office:value="814779" calcext:value-type="float">
            <text:p>814,779</text:p>
          </table:table-cell>
          <table:table-cell table:formula="of:=[Kryo.C8]" office:value-type="float" office:value="303255.25" calcext:value-type="float">
            <text:p>303,255</text:p>
          </table:table-cell>
          <table:table-cell table:formula="of:=[Kryo.D8]" office:value-type="float" office:value="511" calcext:value-type="float">
            <text:p>511</text:p>
          </table:table-cell>
        </table:table-row>
        <calcext:conditional-formats>
          <calcext:conditional-format calcext:target-range-address="General.C3:General.C3">
            <calcext:condition calcext:apply-style-name="Default" calcext:value="=0" calcext:base-cell-address="Kryo.C3"/>
          </calcext:conditional-format>
        </calcext:conditional-formats>
      </table:table>
      <table:table table:name="Serialize" table:style-name="ta1">
        <table:shapes>
          <draw:frame draw:z-index="0" draw:style-name="gr1" draw:text-style-name="P1" svg:width="453.51pt" svg:height="255.09pt" svg:x="11.91pt" svg:y="118.03pt">
            <loext:p draw:notify-on-update-of-ranges="Serialize.B2:Serialize.B2 Serialize.B3:Serialize.B7 Serialize.C2:Serialize.C2 Serialize.C3:Serialize.C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91.73pt" svg:y="118.06pt">
            <loext:p draw:notify-on-update-of-ranges="Serialize.G2:Serialize.G2 Serialize.G3:Serialize.G7 Serialize.H2:Serialize.H2 Serialize.H3:Serialize.H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2" table:number-columns-repeated="3" table:default-cell-style-name="ce1"/>
        <table:table-column table:style-name="co2" table:number-columns-repeated="2" table:default-cell-style-name="Default"/>
        <table:table-column table:style-name="co2" table:number-columns-repeated="3" table:default-cell-style-name="ce1"/>
        <table:table-row table:style-name="ro1">
          <table:table-cell office:value-type="string" calcext:value-type="string">
            <text:p>Nexus 5X</text:p>
          </table:table-cell>
          <table:table-cell table:style-name="Default" table:number-columns-repeated="3"/>
          <table:table-cell/>
          <table:table-cell office:value-type="string" calcext:value-type="string">
            <text:p>Android Wear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Serialize</text:p>
          </table:table-cell>
          <table:table-cell table:style-name="Default" office:value-type="string" calcext:value-type="string">
            <text:p>serialize(ns)</text:p>
          </table:table-cell>
          <table:table-cell table:style-name="Default" office:value-type="string" calcext:value-type="string">
            <text:p>deserialize(ns)</text:p>
          </table:table-cell>
          <table:table-cell table:style-name="Default" office:value-type="string" calcext:value-type="string">
            <text:p>size(bytes)</text:p>
          </table:table-cell>
          <table:table-cell/>
          <table:table-cell office:value-type="string" calcext:value-type="string">
            <text:p>Serialize</text:p>
          </table:table-cell>
          <table:table-cell table:style-name="Default" office:value-type="string" calcext:value-type="string">
            <text:p>serialize(ns)</text:p>
          </table:table-cell>
          <table:table-cell table:style-name="Default" office:value-type="string" calcext:value-type="string">
            <text:p>deserialize(ns)</text:p>
          </table:table-cell>
          <table:table-cell table:style-name="Default" office:value-type="string" calcext:value-type="string">
            <text:p>size(bytes)</text:p>
          </table:table-cell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10464739" calcext:value-type="float">
            <text:p>10,464,739</text:p>
          </table:table-cell>
          <table:table-cell office:value-type="float" office:value="2514374" calcext:value-type="float">
            <text:p>2,514,374</text:p>
          </table:table-cell>
          <table:table-cell office:value-type="float" office:value="1353" calcext:value-type="float">
            <text:p>1,3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933333" calcext:value-type="float">
            <text:p>54,933,333</text:p>
          </table:table-cell>
          <table:table-cell office:value-type="float" office:value="2512083" calcext:value-type="float">
            <text:p>2,512,083</text:p>
          </table:table-cell>
          <table:table-cell office:value-type="float" office:value="1353" calcext:value-type="float">
            <text:p>1,3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0625" calcext:value-type="float">
            <text:p>660,625</text:p>
          </table:table-cell>
          <table:table-cell office:value-type="float" office:value="1615990" calcext:value-type="float">
            <text:p>1,615,990</text:p>
          </table:table-cell>
          <table:table-cell office:value-type="float" office:value="1353" calcext:value-type="float">
            <text:p>1,3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96406" calcext:value-type="float">
            <text:p>1,196,406</text:p>
          </table:table-cell>
          <table:table-cell office:value-type="float" office:value="2260000" calcext:value-type="float">
            <text:p>2,260,000</text:p>
          </table:table-cell>
          <table:table-cell office:value-type="float" office:value="1353" calcext:value-type="float">
            <text:p>1,3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7812" calcext:value-type="float">
            <text:p>627,812</text:p>
          </table:table-cell>
          <table:table-cell office:value-type="float" office:value="1346354" calcext:value-type="float">
            <text:p>1,346,354</text:p>
          </table:table-cell>
          <table:table-cell office:value-type="float" office:value="1353" calcext:value-type="float">
            <text:p>1,3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14948" calcext:value-type="float">
            <text:p>1,214,948</text:p>
          </table:table-cell>
          <table:table-cell office:value-type="float" office:value="2229896" calcext:value-type="float">
            <text:p>2,229,896</text:p>
          </table:table-cell>
          <table:table-cell office:value-type="float" office:value="1353" calcext:value-type="float">
            <text:p>1,3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7969" calcext:value-type="float">
            <text:p>537,969</text:p>
          </table:table-cell>
          <table:table-cell office:value-type="float" office:value="1107396" calcext:value-type="float">
            <text:p>1,107,396</text:p>
          </table:table-cell>
          <table:table-cell office:value-type="float" office:value="1353" calcext:value-type="float">
            <text:p>1,35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73490" calcext:value-type="float">
            <text:p>1,173,490</text:p>
          </table:table-cell>
          <table:table-cell office:value-type="float" office:value="2157031" calcext:value-type="float">
            <text:p>2,157,031</text:p>
          </table:table-cell>
          <table:table-cell office:value-type="float" office:value="1353" calcext:value-type="float">
            <text:p>1,3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3907" calcext:value-type="float">
            <text:p>593,907</text:p>
          </table:table-cell>
          <table:table-cell office:value-type="float" office:value="1454219" calcext:value-type="float">
            <text:p>1,454,219</text:p>
          </table:table-cell>
          <table:table-cell office:value-type="float" office:value="1353" calcext:value-type="float">
            <text:p>1,35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79219" calcext:value-type="float">
            <text:p>1,179,219</text:p>
          </table:table-cell>
          <table:table-cell office:value-type="float" office:value="2313802" calcext:value-type="float">
            <text:p>2,313,802</text:p>
          </table:table-cell>
          <table:table-cell office:value-type="float" office:value="1353" calcext:value-type="float">
            <text:p>1,353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4:.B7])" office:value-type="float" office:value="605078.25" calcext:value-type="float">
            <text:p>605,078</text:p>
          </table:table-cell>
          <table:table-cell table:formula="of:=AVERAGE([.C4:.C7])" office:value-type="float" office:value="1380989.75" calcext:value-type="float">
            <text:p>1,380,990</text:p>
          </table:table-cell>
          <table:table-cell table:formula="of:=AVERAGE([.D4:.D7])" office:value-type="float" office:value="1353" calcext:value-type="float">
            <text:p>1,353</text:p>
          </table:table-cell>
          <table:table-cell table:number-columns-repeated="2"/>
          <table:table-cell table:formula="of:=AVERAGE([.G4:.G7])" office:value-type="float" office:value="1191015.75" calcext:value-type="float">
            <text:p>1,191,016</text:p>
          </table:table-cell>
          <table:table-cell table:formula="of:=AVERAGE([.H4:.H7])" office:value-type="float" office:value="2240182.25" calcext:value-type="float">
            <text:p>2,240,182</text:p>
          </table:table-cell>
          <table:table-cell table:formula="of:=AVERAGE([.I4:.I7])" office:value-type="float" office:value="1353" calcext:value-type="float">
            <text:p>1,353</text:p>
          </table:table-cell>
        </table:table-row>
      </table:table>
      <table:table table:name="Parcelable" table:style-name="ta1">
        <table:shapes>
          <draw:frame draw:z-index="0" draw:style-name="gr1" draw:text-style-name="P1" svg:width="453.74pt" svg:height="255.03pt" svg:x="13.35pt" svg:y="118.15pt">
            <loext:p draw:notify-on-update-of-ranges="Parcelable.B2:Parcelable.B2 Parcelable.B3:Parcelable.B7 Parcelable.C2:Parcelable.C2 Parcelable.C3:Parcelable.C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474.55pt" svg:y="118.09pt">
            <loext:p draw:notify-on-update-of-ranges="Parcelable.G2:Parcelable.G2 Parcelable.G3:Parcelable.G7 Parcelable.H2:Parcelable.H2 Parcelable.H3:Parcelable.H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2" table:number-columns-repeated="3" table:default-cell-style-name="ce1"/>
        <table:table-column table:style-name="co2" table:number-columns-repeated="2" table:default-cell-style-name="Default"/>
        <table:table-column table:style-name="co2" table:number-columns-repeated="3" table:default-cell-style-name="ce1"/>
        <table:table-row table:style-name="ro1">
          <table:table-cell office:value-type="string" calcext:value-type="string">
            <text:p>Nexus 5X</text:p>
          </table:table-cell>
          <table:table-cell table:style-name="Default" table:number-columns-repeated="3"/>
          <table:table-cell/>
          <table:table-cell office:value-type="string" calcext:value-type="string">
            <text:p>Android Wear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arcelable</text:p>
          </table:table-cell>
          <table:table-cell table:style-name="Default" office:value-type="string" calcext:value-type="string">
            <text:p>serialize(ns)</text:p>
          </table:table-cell>
          <table:table-cell table:style-name="Default" office:value-type="string" calcext:value-type="string">
            <text:p>deserialize(ns)</text:p>
          </table:table-cell>
          <table:table-cell table:style-name="Default" office:value-type="string" calcext:value-type="string">
            <text:p>size(bytes)</text:p>
          </table:table-cell>
          <table:table-cell/>
          <table:table-cell office:value-type="string" calcext:value-type="string">
            <text:p>Parcelable</text:p>
          </table:table-cell>
          <table:table-cell table:style-name="Default" office:value-type="string" calcext:value-type="string">
            <text:p>serialize(ns)</text:p>
          </table:table-cell>
          <table:table-cell table:style-name="Default" office:value-type="string" calcext:value-type="string">
            <text:p>deserialize(ns)</text:p>
          </table:table-cell>
          <table:table-cell table:style-name="Default" office:value-type="string" calcext:value-type="string">
            <text:p>size(byte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3385" calcext:value-type="float">
            <text:p>473,385</text:p>
          </table:table-cell>
          <table:table-cell office:value-type="float" office:value="26355" calcext:value-type="float">
            <text:p>26,355</text:p>
          </table:table-cell>
          <table:table-cell office:value-type="float" office:value="1324" calcext:value-type="float">
            <text:p>1,3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12552" calcext:value-type="float">
            <text:p>712,552</text:p>
          </table:table-cell>
          <table:table-cell office:value-type="float" office:value="38855" calcext:value-type="float">
            <text:p>38,855</text:p>
          </table:table-cell>
          <table:table-cell office:value-type="float" office:value="1324" calcext:value-type="float">
            <text:p>1,3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5416" calcext:value-type="float">
            <text:p>225,416</text:p>
          </table:table-cell>
          <table:table-cell office:value-type="float" office:value="5573" calcext:value-type="float">
            <text:p>5,573</text:p>
          </table:table-cell>
          <table:table-cell office:value-type="float" office:value="1324" calcext:value-type="float">
            <text:p>1,3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12031" calcext:value-type="float">
            <text:p>412,031</text:p>
          </table:table-cell>
          <table:table-cell office:value-type="float" office:value="5157" calcext:value-type="float">
            <text:p>5,157</text:p>
          </table:table-cell>
          <table:table-cell office:value-type="float" office:value="1324" calcext:value-type="float">
            <text:p>1,3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8073" calcext:value-type="float">
            <text:p>198,073</text:p>
          </table:table-cell>
          <table:table-cell office:value-type="float" office:value="4063" calcext:value-type="float">
            <text:p>4,063</text:p>
          </table:table-cell>
          <table:table-cell office:value-type="float" office:value="1324" calcext:value-type="float">
            <text:p>1,3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7239" calcext:value-type="float">
            <text:p>407,239</text:p>
          </table:table-cell>
          <table:table-cell office:value-type="float" office:value="5834" calcext:value-type="float">
            <text:p>5,834</text:p>
          </table:table-cell>
          <table:table-cell office:value-type="float" office:value="1324" calcext:value-type="float">
            <text:p>1,3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6614" calcext:value-type="float">
            <text:p>206,614</text:p>
          </table:table-cell>
          <table:table-cell office:value-type="float" office:value="4584" calcext:value-type="float">
            <text:p>4,584</text:p>
          </table:table-cell>
          <table:table-cell office:value-type="float" office:value="1324" calcext:value-type="float">
            <text:p>1,3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6198" calcext:value-type="float">
            <text:p>406,198</text:p>
          </table:table-cell>
          <table:table-cell office:value-type="float" office:value="5000" calcext:value-type="float">
            <text:p>5,000</text:p>
          </table:table-cell>
          <table:table-cell office:value-type="float" office:value="1324" calcext:value-type="float">
            <text:p>1,3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9114" calcext:value-type="float">
            <text:p>199,114</text:p>
          </table:table-cell>
          <table:table-cell office:value-type="float" office:value="5312" calcext:value-type="float">
            <text:p>5,312</text:p>
          </table:table-cell>
          <table:table-cell office:value-type="float" office:value="1324" calcext:value-type="float">
            <text:p>1,3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1823" calcext:value-type="float">
            <text:p>401,823</text:p>
          </table:table-cell>
          <table:table-cell office:value-type="float" office:value="5573" calcext:value-type="float">
            <text:p>5,573</text:p>
          </table:table-cell>
          <table:table-cell office:value-type="float" office:value="1324" calcext:value-type="float">
            <text:p>1,32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4:.B7])" office:value-type="float" office:value="207304.25" calcext:value-type="float">
            <text:p>207,304</text:p>
          </table:table-cell>
          <table:table-cell table:formula="of:=AVERAGE([.C4:.C7])" office:value-type="float" office:value="4883" calcext:value-type="float">
            <text:p>4,883</text:p>
          </table:table-cell>
          <table:table-cell table:formula="of:=AVERAGE([.D4:.D7])" office:value-type="float" office:value="1324" calcext:value-type="float">
            <text:p>1,324</text:p>
          </table:table-cell>
          <table:table-cell table:number-columns-repeated="2"/>
          <table:table-cell table:formula="of:=AVERAGE([.G4:.G7])" office:value-type="float" office:value="406822.75" calcext:value-type="float">
            <text:p>406,823</text:p>
          </table:table-cell>
          <table:table-cell table:formula="of:=AVERAGE([.H4:.H7])" office:value-type="float" office:value="5391" calcext:value-type="float">
            <text:p>5,391</text:p>
          </table:table-cell>
          <table:table-cell table:formula="of:=AVERAGE([.I4:.I7])" office:value-type="float" office:value="1324" calcext:value-type="float">
            <text:p>1,324</text:p>
          </table:table-cell>
        </table:table-row>
      </table:table>
      <table:table table:name="MsgPack" table:style-name="ta1">
        <table:shapes>
          <draw:frame draw:z-index="0" draw:style-name="gr1" draw:text-style-name="P1" svg:width="453.51pt" svg:height="255.09pt" svg:x="0pt" svg:y="144.11pt">
            <loext:p draw:notify-on-update-of-ranges="MsgPack.B2:MsgPack.B2 MsgPack.B3:MsgPack.B7 MsgPack.C2:MsgPack.C2 MsgPack.C3:MsgPack.C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453.51pt" svg:height="255.09pt" svg:x="466.41pt" svg:y="142.67pt">
            <loext:p draw:notify-on-update-of-ranges="MsgPack.G2:MsgPack.G2 MsgPack.G3:MsgPack.G7 MsgPack.H2:MsgPack.H2 MsgPack.H3:MsgPack.H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default-cell-style-name="Default"/>
        <table:table-column table:style-name="co2" table:number-columns-repeated="3" table:default-cell-style-name="ce1"/>
        <table:table-column table:style-name="co2" table:number-columns-repeated="2" table:default-cell-style-name="Default"/>
        <table:table-column table:style-name="co2" table:number-columns-repeated="3" table:default-cell-style-name="ce1"/>
        <table:table-row table:style-name="ro1">
          <table:table-cell office:value-type="string" calcext:value-type="string">
            <text:p>Nexus 5X</text:p>
          </table:table-cell>
          <table:table-cell table:style-name="Default" table:number-columns-repeated="3"/>
          <table:table-cell/>
          <table:table-cell office:value-type="string" calcext:value-type="string">
            <text:p>Android Wear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MsgPack</text:p>
          </table:table-cell>
          <table:table-cell table:style-name="Default" office:value-type="string" calcext:value-type="string">
            <text:p>serialize(ns)</text:p>
          </table:table-cell>
          <table:table-cell table:style-name="Default" office:value-type="string" calcext:value-type="string">
            <text:p>deserialize(ns)</text:p>
          </table:table-cell>
          <table:table-cell table:style-name="Default" office:value-type="string" calcext:value-type="string">
            <text:p>size(bytes)</text:p>
          </table:table-cell>
          <table:table-cell/>
          <table:table-cell office:value-type="string" calcext:value-type="string">
            <text:p>MsgPack</text:p>
          </table:table-cell>
          <table:table-cell table:style-name="Default" office:value-type="string" calcext:value-type="string">
            <text:p>serialize(ns)</text:p>
          </table:table-cell>
          <table:table-cell table:style-name="Default" office:value-type="string" calcext:value-type="string">
            <text:p>deserialize(ns)</text:p>
          </table:table-cell>
          <table:table-cell table:style-name="Default" office:value-type="string" calcext:value-type="string">
            <text:p>size(bytes)</text:p>
          </table:table-cell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662344" calcext:value-type="float">
            <text:p>662,344</text:p>
          </table:table-cell>
          <table:table-cell office:value-type="float" office:value="2472761" calcext:value-type="float">
            <text:p>2,472,761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49531" calcext:value-type="float">
            <text:p>1,349,531</text:p>
          </table:table-cell>
          <table:table-cell office:value-type="float" office:value="5915155" calcext:value-type="float">
            <text:p>5,915,155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4531" calcext:value-type="float">
            <text:p>364,531</text:p>
          </table:table-cell>
          <table:table-cell office:value-type="float" office:value="1827552" calcext:value-type="float">
            <text:p>1,827,552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1771" calcext:value-type="float">
            <text:p>721,771</text:p>
          </table:table-cell>
          <table:table-cell office:value-type="float" office:value="4125729" calcext:value-type="float">
            <text:p>4,125,729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7553" calcext:value-type="float">
            <text:p>367,553</text:p>
          </table:table-cell>
          <table:table-cell office:value-type="float" office:value="1745573" calcext:value-type="float">
            <text:p>1,745,573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63385" calcext:value-type="float">
            <text:p>763,385</text:p>
          </table:table-cell>
          <table:table-cell office:value-type="float" office:value="4059011" calcext:value-type="float">
            <text:p>4,059,011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5417" calcext:value-type="float">
            <text:p>305,417</text:p>
          </table:table-cell>
          <table:table-cell office:value-type="float" office:value="1705625" calcext:value-type="float">
            <text:p>1,705,625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53541" calcext:value-type="float">
            <text:p>653,541</text:p>
          </table:table-cell>
          <table:table-cell office:value-type="float" office:value="4119218" calcext:value-type="float">
            <text:p>4,119,218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7552" calcext:value-type="float">
            <text:p>317,552</text:p>
          </table:table-cell>
          <table:table-cell office:value-type="float" office:value="1658178" calcext:value-type="float">
            <text:p>1,658,178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38959" calcext:value-type="float">
            <text:p>738,959</text:p>
          </table:table-cell>
          <table:table-cell office:value-type="float" office:value="4173125" calcext:value-type="float">
            <text:p>4,173,125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4:.B7])" office:value-type="float" office:value="338763.25" calcext:value-type="float">
            <text:p>338,763</text:p>
          </table:table-cell>
          <table:table-cell table:formula="of:=AVERAGE([.C4:.C7])" office:value-type="float" office:value="1734232" calcext:value-type="float">
            <text:p>1,734,232</text:p>
          </table:table-cell>
          <table:table-cell table:formula="of:=AVERAGE([.D4:.D7])" office:value-type="float" office:value="383" calcext:value-type="float">
            <text:p>383</text:p>
          </table:table-cell>
          <table:table-cell table:number-columns-repeated="2"/>
          <table:table-cell table:formula="of:=AVERAGE([.G4:.G7])" office:value-type="float" office:value="719414" calcext:value-type="float">
            <text:p>719,414</text:p>
          </table:table-cell>
          <table:table-cell table:formula="of:=AVERAGE([.H4:.H7])" office:value-type="float" office:value="4119270.75" calcext:value-type="float">
            <text:p>4,119,271</text:p>
          </table:table-cell>
          <table:table-cell table:formula="of:=AVERAGE([.I4:.I7])" office:value-type="float" office:value="383" calcext:value-type="float">
            <text:p>383</text:p>
          </table:table-cell>
        </table:table-row>
      </table:table>
      <table:table table:name="ProtoBuf" table:style-name="ta1">
        <table:shapes>
          <draw:frame draw:z-index="0" draw:style-name="gr1" draw:text-style-name="P1" svg:width="453.51pt" svg:height="255.09pt" svg:x="0pt" svg:y="149.02pt">
            <loext:p draw:notify-on-update-of-ranges="ProtoBuf.B2:ProtoBuf.B2 ProtoBuf.B3:ProtoBuf.B7 ProtoBuf.C2:ProtoBuf.C2 ProtoBuf.C3:ProtoBuf.C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53.51pt" svg:height="255.09pt" svg:x="466.89pt" svg:y="149.53pt">
            <loext:p draw:notify-on-update-of-ranges="ProtoBuf.G2:ProtoBuf.G2 ProtoBuf.G3:ProtoBuf.G7 ProtoBuf.H2:ProtoBuf.H2 ProtoBuf.H3:ProtoBuf.H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" table:default-cell-style-name="Default"/>
        <table:table-column table:style-name="co2" table:number-columns-repeated="3" table:default-cell-style-name="ce1"/>
        <table:table-column table:style-name="co2" table:number-columns-repeated="2" table:default-cell-style-name="Default"/>
        <table:table-column table:style-name="co2" table:number-columns-repeated="3" table:default-cell-style-name="ce1"/>
        <table:table-row table:style-name="ro1">
          <table:table-cell office:value-type="string" calcext:value-type="string">
            <text:p>Nexus 5X</text:p>
          </table:table-cell>
          <table:table-cell table:style-name="Default" table:number-columns-repeated="3"/>
          <table:table-cell/>
          <table:table-cell office:value-type="string" calcext:value-type="string">
            <text:p>Android Wear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otoBuf</text:p>
          </table:table-cell>
          <table:table-cell table:style-name="Default" office:value-type="string" calcext:value-type="string">
            <text:p>serialize(ns)</text:p>
          </table:table-cell>
          <table:table-cell table:style-name="Default" office:value-type="string" calcext:value-type="string">
            <text:p>deserialize(ns)</text:p>
          </table:table-cell>
          <table:table-cell table:style-name="Default" office:value-type="string" calcext:value-type="string">
            <text:p>size(bytes)</text:p>
          </table:table-cell>
          <table:table-cell/>
          <table:table-cell office:value-type="string" calcext:value-type="string">
            <text:p>ProtoBuf</text:p>
          </table:table-cell>
          <table:table-cell table:style-name="Default" office:value-type="string" calcext:value-type="string">
            <text:p>serialize(ns)</text:p>
          </table:table-cell>
          <table:table-cell table:style-name="Default" office:value-type="string" calcext:value-type="string">
            <text:p>deserialize(ns)</text:p>
          </table:table-cell>
          <table:table-cell table:style-name="Default" office:value-type="string" calcext:value-type="string">
            <text:p>size(bytes)</text:p>
          </table:table-cell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538437" calcext:value-type="float">
            <text:p>538,437</text:p>
          </table:table-cell>
          <table:table-cell office:value-type="float" office:value="267032" calcext:value-type="float">
            <text:p>267,03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07969" calcext:value-type="float">
            <text:p>1,707,969</text:p>
          </table:table-cell>
          <table:table-cell office:value-type="float" office:value="862239" calcext:value-type="float">
            <text:p>862,23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8438" calcext:value-type="float">
            <text:p>208,438</text:p>
          </table:table-cell>
          <table:table-cell office:value-type="float" office:value="150521" calcext:value-type="float">
            <text:p>150,52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4688" calcext:value-type="float">
            <text:p>844,688</text:p>
          </table:table-cell>
          <table:table-cell office:value-type="float" office:value="508802" calcext:value-type="float">
            <text:p>508,80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3646" calcext:value-type="float">
            <text:p>183,646</text:p>
          </table:table-cell>
          <table:table-cell office:value-type="float" office:value="138594" calcext:value-type="float">
            <text:p>138,59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53854" calcext:value-type="float">
            <text:p>853,854</text:p>
          </table:table-cell>
          <table:table-cell office:value-type="float" office:value="525156" calcext:value-type="float">
            <text:p>525,15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2760" calcext:value-type="float">
            <text:p>182,760</text:p>
          </table:table-cell>
          <table:table-cell office:value-type="float" office:value="128177" calcext:value-type="float">
            <text:p>128,17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85937" calcext:value-type="float">
            <text:p>785,937</text:p>
          </table:table-cell>
          <table:table-cell office:value-type="float" office:value="468698" calcext:value-type="float">
            <text:p>468,69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9948" calcext:value-type="float">
            <text:p>179,948</text:p>
          </table:table-cell>
          <table:table-cell office:value-type="float" office:value="127239" calcext:value-type="float">
            <text:p>127,239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04635" calcext:value-type="float">
            <text:p>804,635</text:p>
          </table:table-cell>
          <table:table-cell office:value-type="float" office:value="485052" calcext:value-type="float">
            <text:p>485,05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4:.B7])" office:value-type="float" office:value="188698" calcext:value-type="float">
            <text:p>188,698</text:p>
          </table:table-cell>
          <table:table-cell table:formula="of:=AVERAGE([.C4:.C7])" office:value-type="float" office:value="136132.75" calcext:value-type="float">
            <text:p>136,133</text:p>
          </table:table-cell>
          <table:table-cell table:formula="of:=AVERAGE([.D4:.D7])" office:value-type="float" office:value="500" calcext:value-type="float">
            <text:p>500</text:p>
          </table:table-cell>
          <table:table-cell table:number-columns-repeated="2"/>
          <table:table-cell table:formula="of:=AVERAGE([.G4:.G7])" office:value-type="float" office:value="822278.5" calcext:value-type="float">
            <text:p>822,279</text:p>
          </table:table-cell>
          <table:table-cell table:formula="of:=AVERAGE([.H4:.H7])" office:value-type="float" office:value="496927" calcext:value-type="float">
            <text:p>496,927</text:p>
          </table:table-cell>
          <table:table-cell table:formula="of:=AVERAGE([.I4:.I7])" office:value-type="float" office:value="500" calcext:value-type="float">
            <text:p>500</text:p>
          </table:table-cell>
        </table:table-row>
      </table:table>
      <table:table table:name="Kryo" table:style-name="ta1">
        <table:shapes>
          <draw:frame draw:z-index="0" draw:style-name="gr1" draw:text-style-name="P1" svg:width="453.51pt" svg:height="255.09pt" svg:x="13.83pt" svg:y="134.25pt">
            <loext:p draw:notify-on-update-of-ranges="Kryo.B2:Kryo.B2 Kryo.B3:Kryo.B7 Kryo.C2:Kryo.C2 Kryo.C3:Kryo.C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453.51pt" svg:height="255.09pt" svg:x="482.63pt" svg:y="131.84pt">
            <loext:p draw:notify-on-update-of-ranges="Kryo.G2:Kryo.G2 Kryo.G3:Kryo.G7 Kryo.H2:Kryo.H2 Kryo.H3:Kryo.H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" table:default-cell-style-name="Default"/>
        <table:table-column table:style-name="co2" table:number-columns-repeated="3" table:default-cell-style-name="ce1"/>
        <table:table-column table:style-name="co2" table:number-columns-repeated="2" table:default-cell-style-name="Default"/>
        <table:table-column table:style-name="co2" table:number-columns-repeated="3" table:default-cell-style-name="ce1"/>
        <table:table-row table:style-name="ro1">
          <table:table-cell office:value-type="string" calcext:value-type="string">
            <text:p>Nexus 5X</text:p>
          </table:table-cell>
          <table:table-cell table:style-name="Default" table:number-columns-repeated="3"/>
          <table:table-cell/>
          <table:table-cell office:value-type="string" calcext:value-type="string">
            <text:p>Android Wear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Kryo</text:p>
          </table:table-cell>
          <table:table-cell table:style-name="Default" office:value-type="string" calcext:value-type="string">
            <text:p>serialize(ns)</text:p>
          </table:table-cell>
          <table:table-cell table:style-name="Default" office:value-type="string" calcext:value-type="string">
            <text:p>deserialize(ns)</text:p>
          </table:table-cell>
          <table:table-cell table:style-name="Default" office:value-type="string" calcext:value-type="string">
            <text:p>size(bytes)</text:p>
          </table:table-cell>
          <table:table-cell/>
          <table:table-cell office:value-type="string" calcext:value-type="string">
            <text:p>Kryo</text:p>
          </table:table-cell>
          <table:table-cell table:style-name="Default" office:value-type="string" calcext:value-type="string">
            <text:p>serialize(ns)</text:p>
          </table:table-cell>
          <table:table-cell table:style-name="Default" office:value-type="string" calcext:value-type="string">
            <text:p>deserialize(ns)</text:p>
          </table:table-cell>
          <table:table-cell table:style-name="Default" office:value-type="string" calcext:value-type="string">
            <text:p>size(bytes)</text:p>
          </table:table-cell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4319635" calcext:value-type="float">
            <text:p>4,319,635</text:p>
          </table:table-cell>
          <table:table-cell office:value-type="float" office:value="543906" calcext:value-type="float">
            <text:p>543,906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355624" calcext:value-type="float">
            <text:p>31,355,624</text:p>
          </table:table-cell>
          <table:table-cell office:value-type="float" office:value="1913750" calcext:value-type="float">
            <text:p>1,913,75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7188" calcext:value-type="float">
            <text:p>867,188</text:p>
          </table:table-cell>
          <table:table-cell office:value-type="float" office:value="317084" calcext:value-type="float">
            <text:p>317,08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579948" calcext:value-type="float">
            <text:p>3,579,948</text:p>
          </table:table-cell>
          <table:table-cell office:value-type="float" office:value="1204583" calcext:value-type="float">
            <text:p>1,204,583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8802" calcext:value-type="float">
            <text:p>778,802</text:p>
          </table:table-cell>
          <table:table-cell office:value-type="float" office:value="303385" calcext:value-type="float">
            <text:p>303,385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165416" calcext:value-type="float">
            <text:p>3,165,416</text:p>
          </table:table-cell>
          <table:table-cell office:value-type="float" office:value="1159323" calcext:value-type="float">
            <text:p>1,159,323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9063" calcext:value-type="float">
            <text:p>839,063</text:p>
          </table:table-cell>
          <table:table-cell office:value-type="float" office:value="298750" calcext:value-type="float">
            <text:p>298,750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29010" calcext:value-type="float">
            <text:p>3,229,010</text:p>
          </table:table-cell>
          <table:table-cell office:value-type="float" office:value="1155833" calcext:value-type="float">
            <text:p>1,155,833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4063" calcext:value-type="float">
            <text:p>774,063</text:p>
          </table:table-cell>
          <table:table-cell office:value-type="float" office:value="293802" calcext:value-type="float">
            <text:p>293,802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49583" calcext:value-type="float">
            <text:p>3,149,583</text:p>
          </table:table-cell>
          <table:table-cell office:value-type="float" office:value="1146146" calcext:value-type="float">
            <text:p>1,146,146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4:.B7])" office:value-type="float" office:value="814779" calcext:value-type="float">
            <text:p>814,779</text:p>
          </table:table-cell>
          <table:table-cell table:formula="of:=AVERAGE([.C4:.C7])" office:value-type="float" office:value="303255.25" calcext:value-type="float">
            <text:p>303,255</text:p>
          </table:table-cell>
          <table:table-cell table:formula="of:=AVERAGE([.D4:.D7])" office:value-type="float" office:value="511" calcext:value-type="float">
            <text:p>511</text:p>
          </table:table-cell>
          <table:table-cell table:number-columns-repeated="2"/>
          <table:table-cell table:formula="of:=AVERAGE([.G4:.G7])" office:value-type="float" office:value="3280989.25" calcext:value-type="float">
            <text:p>3,280,989</text:p>
          </table:table-cell>
          <table:table-cell table:formula="of:=AVERAGE([.H4:.H7])" office:value-type="float" office:value="1166471.25" calcext:value-type="float">
            <text:p>1,166,471</text:p>
          </table:table-cell>
          <table:table-cell table:formula="of:=AVERAGE([.I4:.I7])" office:value-type="float" office:value="511" calcext:value-type="float">
            <text:p>5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11:45:38.494449000</meta:creation-date>
    <dc:date>2016-05-04T15:14:33.567876000</dc:date>
    <meta:editing-duration>PT2H10M30S</meta:editing-duration>
    <meta:editing-cycles>5</meta:editing-cycles>
    <meta:generator>LibreOffice/5.0.2.2$MacOSX_X86_64 LibreOffice_project/37b43f919e4de5eeaca9b9755ed688758a8251fe</meta:generator>
    <meta:document-statistic meta:table-count="6" meta:cell-count="308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46cm" svg:y="0.316cm" chart:style-name="ch2">
          <text:p>Serialize - Nexus 5X</text:p>
        </chart:title>
        <chart:legend chart:legend-position="end" svg:x="12.961cm" svg:y="3.957cm" style:legend-expansion="high" chart:style-name="ch3"/>
        <chart:plot-area chart:style-name="ch4" table:cell-range-address="Serialize.B2:Serialize.C7" chart:data-source-has-labels="row" svg:x="1.319cm" svg:y="1.283cm" svg:width="11.322cm" svg:height="7.537cm">
          <chartooo:coordinate-region svg:x="3.138cm" svg:y="1.48cm" svg:width="9.503cm" svg:height="6.698cm"/>
          <chart:axis chart:dimension="x" chart:name="primary-x" chart:style-name="ch5"/>
          <chart:axis chart:dimension="y" chart:name="primary-y" chart:style-name="ch6">
            <chart:title svg:x="0.451cm" svg:y="5.27cm" chart:style-name="ch7">
              <text:p>ns</text:p>
            </chart:title>
            <chart:grid chart:style-name="ch8" chart:class="major"/>
          </chart:axis>
          <chart:series chart:style-name="ch9" chart:values-cell-range-address="Serialize.B3:Serialize.B7" chart:label-cell-address="Serialize.B2:Serialize.B2" chart:class="chart:bar">
            <chart:data-point chart:repeated="4"/>
          </chart:series>
          <chart:series chart:style-name="ch10" chart:values-cell-range-address="Serialize.C3:Serialize.C7" chart:label-cell-address="Serialize.C2:Serialize.C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ize(ns)</text:p>
                <draw:g>
                  <svg:desc>Serialize.B2:Serialize.B2</svg:desc>
                </draw:g>
              </table:table-cell>
              <table:table-cell office:value-type="string">
                <text:p>deserialize(ns)</text:p>
                <draw:g>
                  <svg:desc>Serialize.C2:Serialize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0625">
                <text:p>660625</text:p>
                <draw:g>
                  <svg:desc>Serialize.B3:Serialize.B7</svg:desc>
                </draw:g>
              </table:table-cell>
              <table:table-cell office:value-type="float" office:value="1615990">
                <text:p>1615990</text:p>
                <draw:g>
                  <svg:desc>Serialize.C3:Serialize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7812">
                <text:p>627812</text:p>
              </table:table-cell>
              <table:table-cell office:value-type="float" office:value="1346354">
                <text:p>13463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7969">
                <text:p>537969</text:p>
              </table:table-cell>
              <table:table-cell office:value-type="float" office:value="1107396">
                <text:p>11073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3907">
                <text:p>593907</text:p>
              </table:table-cell>
              <table:table-cell office:value-type="float" office:value="1454219">
                <text:p>14542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63cm" svg:y="0.316cm" chart:style-name="ch2">
          <text:p>Kryo - Android Wear</text:p>
        </chart:title>
        <chart:legend chart:legend-position="end" svg:x="12.961cm" svg:y="3.957cm" style:legend-expansion="high" chart:style-name="ch3"/>
        <chart:plot-area chart:style-name="ch4" table:cell-range-address="Kryo.G2:Kryo.H7" chart:data-source-has-labels="row" svg:x="1.319cm" svg:y="1.283cm" svg:width="11.322cm" svg:height="7.537cm">
          <chartooo:coordinate-region svg:x="3.138cm" svg:y="1.48cm" svg:width="9.503cm" svg:height="6.698cm"/>
          <chart:axis chart:dimension="x" chart:name="primary-x" chart:style-name="ch5"/>
          <chart:axis chart:dimension="y" chart:name="primary-y" chart:style-name="ch6">
            <chart:title svg:x="0.451cm" svg:y="5.27cm" chart:style-name="ch7">
              <text:p>ns</text:p>
            </chart:title>
            <chart:grid chart:style-name="ch8" chart:class="major"/>
          </chart:axis>
          <chart:series chart:style-name="ch9" chart:values-cell-range-address="Kryo.G3:Kryo.G7" chart:label-cell-address="Kryo.G2:Kryo.G2" chart:class="chart:bar">
            <chart:data-point chart:repeated="4"/>
          </chart:series>
          <chart:series chart:style-name="ch10" chart:values-cell-range-address="Kryo.H3:Kryo.H7" chart:label-cell-address="Kryo.H2:Kryo.H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ize(ns)</text:p>
                <draw:g>
                  <svg:desc>Kryo.G2:Kryo.G2</svg:desc>
                </draw:g>
              </table:table-cell>
              <table:table-cell office:value-type="string">
                <text:p>deserialize(ns)</text:p>
                <draw:g>
                  <svg:desc>Kryo.H2:Kryo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79948">
                <text:p>3579948</text:p>
                <draw:g>
                  <svg:desc>Kryo.G3:Kryo.G7</svg:desc>
                </draw:g>
              </table:table-cell>
              <table:table-cell office:value-type="float" office:value="1204583">
                <text:p>1204583</text:p>
                <draw:g>
                  <svg:desc>Kryo.H3:Kryo.H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65416">
                <text:p>3165416</text:p>
              </table:table-cell>
              <table:table-cell office:value-type="float" office:value="1159323">
                <text:p>11593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29010">
                <text:p>3229010</text:p>
              </table:table-cell>
              <table:table-cell office:value-type="float" office:value="1155833">
                <text:p>11558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49583">
                <text:p>3149583</text:p>
              </table:table-cell>
              <table:table-cell office:value-type="float" office:value="1146146">
                <text:p>114614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02cm" svg:y="0.316cm" chart:style-name="ch2">
          <text:p>Selializer Benchmarks - Size</text:p>
        </chart:title>
        <chart:plot-area chart:style-name="ch3" table:cell-range-address="General.A2:General.A6 General.D1:General.D6" chart:data-source-has-labels="both" svg:x="1.319cm" svg:y="1.283cm" svg:width="14.361cm" svg:height="7.537cm">
          <chartooo:coordinate-region svg:x="2.439cm" svg:y="1.48cm" svg:width="13.241cm" svg:height="6.698cm"/>
          <chart:axis chart:dimension="x" chart:name="primary-x" chart:style-name="ch4" chartooo:axis-type="auto">
            <chartooo:date-scale/>
            <chart:categories table:cell-range-address="General.A2:General.A6"/>
          </chart:axis>
          <chart:axis chart:dimension="y" chart:name="primary-y" chart:style-name="ch5">
            <chart:title svg:x="0.451cm" svg:y="5.407cm" chart:style-name="ch6">
              <text:p>byte</text:p>
            </chart:title>
            <chart:grid chart:style-name="ch7" chart:class="major"/>
          </chart:axis>
          <chart:series chart:style-name="ch8" chart:values-cell-range-address="General.D2:General.D6" chart:label-cell-address="General.D1:General.D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ze(byte)</text:p>
                <draw:g>
                  <svg:desc>General.D1:General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rialize</text:p>
                <draw:g>
                  <svg:desc>General.A2:General.A6</svg:desc>
                </draw:g>
              </table:table-cell>
              <table:table-cell office:value-type="float" office:value="1353">
                <text:p>1353</text:p>
                <draw:g>
                  <svg:desc>General.D2:General.D6</svg:desc>
                </draw:g>
              </table:table-cell>
            </table:table-row>
            <table:table-row>
              <table:table-cell office:value-type="string">
                <text:p>Parcelable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MsgPack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ProtoBuf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Kryo</text:p>
              </table:table-cell>
              <table:table-cell office:value-type="float" office:value="511">
                <text:p>51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76cm" svg:y="0.316cm" chart:style-name="ch2">
          <text:p>Selializer Benchmarks - Duration</text:p>
        </chart:title>
        <chart:legend chart:legend-position="end" svg:x="12.961cm" svg:y="3.957cm" style:legend-expansion="high" chart:style-name="ch3"/>
        <chart:plot-area chart:style-name="ch4" table:cell-range-address="General.A1:General.C6" chart:data-source-has-labels="both" svg:x="1.319cm" svg:y="1.283cm" svg:width="11.322cm" svg:height="7.537cm">
          <chartooo:coordinate-region svg:x="3.138cm" svg:y="1.48cm" svg:width="9.503cm" svg:height="6.698cm"/>
          <chart:axis chart:dimension="x" chart:name="primary-x" chart:style-name="ch5" chartooo:axis-type="auto">
            <chartooo:date-scale/>
            <chart:categories table:cell-range-address="General.A2:General.A6"/>
          </chart:axis>
          <chart:axis chart:dimension="y" chart:name="primary-y" chart:style-name="ch6">
            <chart:title svg:x="0.451cm" svg:y="5.27cm" chart:style-name="ch7">
              <text:p>ns</text:p>
            </chart:title>
            <chart:grid chart:style-name="ch8" chart:class="major"/>
          </chart:axis>
          <chart:series chart:style-name="ch9" chart:values-cell-range-address="General.B2:General.B6" chart:label-cell-address="General.B1:General.B1" chart:class="chart:bar">
            <chart:data-point chart:repeated="5"/>
          </chart:series>
          <chart:series chart:style-name="ch10" chart:values-cell-range-address="General.C2:General.C6" chart:label-cell-address="General.C1:General.C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ize(ns)</text:p>
                <draw:g>
                  <svg:desc>General.B1:General.B1</svg:desc>
                </draw:g>
              </table:table-cell>
              <table:table-cell office:value-type="string">
                <text:p>deserialize(ns)</text:p>
                <draw:g>
                  <svg:desc>General.C1:General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rialize</text:p>
                <draw:g>
                  <svg:desc>General.A2:General.A6</svg:desc>
                </draw:g>
              </table:table-cell>
              <table:table-cell office:value-type="float" office:value="605078.25">
                <text:p>605078.25</text:p>
                <draw:g>
                  <svg:desc>General.B2:General.B6</svg:desc>
                </draw:g>
              </table:table-cell>
              <table:table-cell office:value-type="float" office:value="1380989.75">
                <text:p>1380989.75</text:p>
                <draw:g>
                  <svg:desc>General.C2:General.C6</svg:desc>
                </draw:g>
              </table:table-cell>
            </table:table-row>
            <table:table-row>
              <table:table-cell office:value-type="string">
                <text:p>Parcelable</text:p>
              </table:table-cell>
              <table:table-cell office:value-type="float" office:value="207304.25">
                <text:p>207304.25</text:p>
              </table:table-cell>
              <table:table-cell office:value-type="float" office:value="4883">
                <text:p>4883</text:p>
              </table:table-cell>
            </table:table-row>
            <table:table-row>
              <table:table-cell office:value-type="string">
                <text:p>MsgPack</text:p>
              </table:table-cell>
              <table:table-cell office:value-type="float" office:value="338763.25">
                <text:p>338763.25</text:p>
              </table:table-cell>
              <table:table-cell office:value-type="float" office:value="1734232">
                <text:p>1734232</text:p>
              </table:table-cell>
            </table:table-row>
            <table:table-row>
              <table:table-cell office:value-type="string">
                <text:p>ProtoBuf</text:p>
              </table:table-cell>
              <table:table-cell office:value-type="float" office:value="188698">
                <text:p>188698</text:p>
              </table:table-cell>
              <table:table-cell office:value-type="float" office:value="136132.75">
                <text:p>136132.75</text:p>
              </table:table-cell>
            </table:table-row>
            <table:table-row>
              <table:table-cell office:value-type="string">
                <text:p>Kryo</text:p>
              </table:table-cell>
              <table:table-cell office:value-type="float" office:value="814779">
                <text:p>814779</text:p>
              </table:table-cell>
              <table:table-cell office:value-type="float" office:value="303255.25">
                <text:p>303255.2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53cm" svg:y="0.316cm" chart:style-name="ch2">
          <text:p>Serialize - Android Wear</text:p>
        </chart:title>
        <chart:legend chart:legend-position="end" svg:x="12.961cm" svg:y="3.957cm" style:legend-expansion="high" chart:style-name="ch3"/>
        <chart:plot-area chart:style-name="ch4" table:cell-range-address="Serialize.G2:Serialize.H7" chart:data-source-has-labels="row" svg:x="1.319cm" svg:y="1.283cm" svg:width="11.322cm" svg:height="7.537cm">
          <chartooo:coordinate-region svg:x="3.138cm" svg:y="1.48cm" svg:width="9.503cm" svg:height="6.698cm"/>
          <chart:axis chart:dimension="x" chart:name="primary-x" chart:style-name="ch5"/>
          <chart:axis chart:dimension="y" chart:name="primary-y" chart:style-name="ch6">
            <chart:title svg:x="0.451cm" svg:y="5.27cm" chart:style-name="ch7">
              <text:p>ns</text:p>
            </chart:title>
            <chart:grid chart:style-name="ch8" chart:class="major"/>
          </chart:axis>
          <chart:series chart:style-name="ch9" chart:values-cell-range-address="Serialize.G3:Serialize.G7" chart:label-cell-address="Serialize.G2:Serialize.G2" chart:class="chart:bar">
            <chart:data-point chart:repeated="4"/>
          </chart:series>
          <chart:series chart:style-name="ch10" chart:values-cell-range-address="Serialize.H3:Serialize.H7" chart:label-cell-address="Serialize.H2:Serialize.H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ize(ns)</text:p>
                <draw:g>
                  <svg:desc>Serialize.G2:Serialize.G2</svg:desc>
                </draw:g>
              </table:table-cell>
              <table:table-cell office:value-type="string">
                <text:p>deserialize(ns)</text:p>
                <draw:g>
                  <svg:desc>Serialize.H2:Serialize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96406">
                <text:p>1196406</text:p>
                <draw:g>
                  <svg:desc>Serialize.G3:Serialize.G7</svg:desc>
                </draw:g>
              </table:table-cell>
              <table:table-cell office:value-type="float" office:value="2260000">
                <text:p>2260000</text:p>
                <draw:g>
                  <svg:desc>Serialize.H3:Serialize.H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14948">
                <text:p>1214948</text:p>
              </table:table-cell>
              <table:table-cell office:value-type="float" office:value="2229896">
                <text:p>2229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73490">
                <text:p>1173490</text:p>
              </table:table-cell>
              <table:table-cell office:value-type="float" office:value="2157031">
                <text:p>21570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79219">
                <text:p>1179219</text:p>
              </table:table-cell>
              <table:table-cell office:value-type="float" office:value="2313802">
                <text:p>23138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8.998cm" xlink:href=".." xlink:type="simple" chart:class="chart:bar" chart:style-name="ch1">
        <chart:title svg:x="5.798cm" svg:y="0.315cm" chart:style-name="ch2">
          <text:p>Parcelable - Nexus 5</text:p>
        </chart:title>
        <chart:legend chart:legend-position="end" svg:x="12.969cm" svg:y="3.956cm" style:legend-expansion="high" chart:style-name="ch3"/>
        <chart:plot-area chart:style-name="ch4" table:cell-range-address="Parcelable.B2:Parcelable.C7" chart:data-source-has-labels="row" svg:x="1.319cm" svg:y="1.281cm" svg:width="11.33cm" svg:height="7.538cm">
          <chartooo:coordinate-region svg:x="2.831cm" svg:y="1.478cm" svg:width="9.818cm" svg:height="6.699cm"/>
          <chart:axis chart:dimension="x" chart:name="primary-x" chart:style-name="ch5"/>
          <chart:axis chart:dimension="y" chart:name="primary-y" chart:style-name="ch6">
            <chart:title svg:x="0.451cm" svg:y="5.269cm" chart:style-name="ch7">
              <text:p>ns</text:p>
            </chart:title>
            <chart:grid chart:style-name="ch8" chart:class="major"/>
          </chart:axis>
          <chart:series chart:style-name="ch9" chart:values-cell-range-address="Parcelable.B3:Parcelable.B7" chart:label-cell-address="Parcelable.B2:Parcelable.B2" chart:class="chart:bar">
            <chart:data-point chart:repeated="5"/>
          </chart:series>
          <chart:series chart:style-name="ch10" chart:values-cell-range-address="Parcelable.C3:Parcelable.C7" chart:label-cell-address="Parcelable.C2:Parcelable.C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ize(ns)</text:p>
                <draw:g>
                  <svg:desc>Parcelable.B2:Parcelable.B2</svg:desc>
                </draw:g>
              </table:table-cell>
              <table:table-cell office:value-type="string">
                <text:p>deserialize(ns)</text:p>
                <draw:g>
                  <svg:desc>Parcelable.C2:Parcelable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3385">
                <text:p>473385</text:p>
                <draw:g>
                  <svg:desc>Parcelable.B3:Parcelable.B7</svg:desc>
                </draw:g>
              </table:table-cell>
              <table:table-cell office:value-type="float" office:value="26355">
                <text:p>26355</text:p>
                <draw:g>
                  <svg:desc>Parcelable.C3:Parcelable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5416">
                <text:p>225416</text:p>
              </table:table-cell>
              <table:table-cell office:value-type="float" office:value="5573">
                <text:p>5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073">
                <text:p>198073</text:p>
              </table:table-cell>
              <table:table-cell office:value-type="float" office:value="4063">
                <text:p>40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6614">
                <text:p>206614</text:p>
              </table:table-cell>
              <table:table-cell office:value-type="float" office:value="4584">
                <text:p>45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114">
                <text:p>199114</text:p>
              </table:table-cell>
              <table:table-cell office:value-type="float" office:value="5312">
                <text:p>53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21cm" svg:y="0.316cm" chart:style-name="ch2">
          <text:p>Parcelable - Android Weaer</text:p>
        </chart:title>
        <chart:legend chart:legend-position="end" svg:x="12.961cm" svg:y="3.957cm" style:legend-expansion="high" chart:style-name="ch3"/>
        <chart:plot-area chart:style-name="ch4" table:cell-range-address="Parcelable.G2:Parcelable.H7" chart:data-source-has-labels="row" svg:x="1.319cm" svg:y="1.283cm" svg:width="11.322cm" svg:height="7.537cm">
          <chartooo:coordinate-region svg:x="2.831cm" svg:y="1.481cm" svg:width="9.81cm" svg:height="6.697cm"/>
          <chart:axis chart:dimension="x" chart:name="primary-x" chart:style-name="ch5"/>
          <chart:axis chart:dimension="y" chart:name="primary-y" chart:style-name="ch6">
            <chart:title svg:x="0.451cm" svg:y="5.27cm" chart:style-name="ch7">
              <text:p>ns</text:p>
            </chart:title>
            <chart:grid chart:style-name="ch8" chart:class="major"/>
          </chart:axis>
          <chart:series chart:style-name="ch9" chart:values-cell-range-address="Parcelable.G3:Parcelable.G7" chart:label-cell-address="Parcelable.G2:Parcelable.G2" chart:class="chart:bar">
            <chart:data-point chart:repeated="5"/>
          </chart:series>
          <chart:series chart:style-name="ch10" chart:values-cell-range-address="Parcelable.H3:Parcelable.H7" chart:label-cell-address="Parcelable.H2:Parcelable.H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ize(ns)</text:p>
                <draw:g>
                  <svg:desc>Parcelable.G2:Parcelable.G2</svg:desc>
                </draw:g>
              </table:table-cell>
              <table:table-cell office:value-type="string">
                <text:p>deserialize(ns)</text:p>
                <draw:g>
                  <svg:desc>Parcelable.H2:Parcelable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2552">
                <text:p>712552</text:p>
                <draw:g>
                  <svg:desc>Parcelable.G3:Parcelable.G7</svg:desc>
                </draw:g>
              </table:table-cell>
              <table:table-cell office:value-type="float" office:value="38855">
                <text:p>38855</text:p>
                <draw:g>
                  <svg:desc>Parcelable.H3:Parcelable.H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2031">
                <text:p>412031</text:p>
              </table:table-cell>
              <table:table-cell office:value-type="float" office:value="5157">
                <text:p>5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7239">
                <text:p>407239</text:p>
              </table:table-cell>
              <table:table-cell office:value-type="float" office:value="5834">
                <text:p>5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6198">
                <text:p>406198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1823">
                <text:p>401823</text:p>
              </table:table-cell>
              <table:table-cell office:value-type="float" office:value="5573">
                <text:p>55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83cm" svg:y="0.316cm" chart:style-name="ch2">
          <text:p>MessagePack - Nexus 5X</text:p>
        </chart:title>
        <chart:legend chart:legend-position="end" svg:x="12.961cm" svg:y="3.957cm" style:legend-expansion="high" chart:style-name="ch3"/>
        <chart:plot-area chart:style-name="ch4" table:cell-range-address="MsgPack.B2:MsgPack.C7" chart:data-source-has-labels="row" svg:x="1.319cm" svg:y="1.283cm" svg:width="11.322cm" svg:height="7.537cm">
          <chartooo:coordinate-region svg:x="3.138cm" svg:y="1.48cm" svg:width="9.503cm" svg:height="6.698cm"/>
          <chart:axis chart:dimension="x" chart:name="primary-x" chart:style-name="ch5"/>
          <chart:axis chart:dimension="y" chart:name="primary-y" chart:style-name="ch6">
            <chart:title svg:x="0.451cm" svg:y="5.27cm" chart:style-name="ch7">
              <text:p>ns</text:p>
            </chart:title>
            <chart:grid chart:style-name="ch8" chart:class="major"/>
          </chart:axis>
          <chart:series chart:style-name="ch9" chart:values-cell-range-address="MsgPack.B3:MsgPack.B7" chart:label-cell-address="MsgPack.B2:MsgPack.B2" chart:class="chart:bar">
            <chart:data-point chart:repeated="4"/>
          </chart:series>
          <chart:series chart:style-name="ch10" chart:values-cell-range-address="MsgPack.C3:MsgPack.C7" chart:label-cell-address="MsgPack.C2:MsgPack.C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ize(ns)</text:p>
                <draw:g>
                  <svg:desc>MsgPack.B2:MsgPack.B2</svg:desc>
                </draw:g>
              </table:table-cell>
              <table:table-cell office:value-type="string">
                <text:p>deserialize(ns)</text:p>
                <draw:g>
                  <svg:desc>MsgPack.C2:MsgPack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4531">
                <text:p>364531</text:p>
                <draw:g>
                  <svg:desc>MsgPack.B3:MsgPack.B7</svg:desc>
                </draw:g>
              </table:table-cell>
              <table:table-cell office:value-type="float" office:value="1827552">
                <text:p>1827552</text:p>
                <draw:g>
                  <svg:desc>MsgPack.C3:MsgPack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7553">
                <text:p>367553</text:p>
              </table:table-cell>
              <table:table-cell office:value-type="float" office:value="1745573">
                <text:p>1745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5417">
                <text:p>305417</text:p>
              </table:table-cell>
              <table:table-cell office:value-type="float" office:value="1705625">
                <text:p>170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7552">
                <text:p>317552</text:p>
              </table:table-cell>
              <table:table-cell office:value-type="float" office:value="1658178">
                <text:p>16581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91cm" svg:y="0.316cm" chart:style-name="ch2">
          <text:p>MessagePack - Android Wear</text:p>
        </chart:title>
        <chart:legend chart:legend-position="end" svg:x="12.961cm" svg:y="3.957cm" style:legend-expansion="high" chart:style-name="ch3"/>
        <chart:plot-area chart:style-name="ch4" table:cell-range-address="MsgPack.G2:MsgPack.H7" chart:data-source-has-labels="row" svg:x="1.319cm" svg:y="1.283cm" svg:width="11.322cm" svg:height="7.537cm">
          <chartooo:coordinate-region svg:x="3.138cm" svg:y="1.48cm" svg:width="9.503cm" svg:height="6.698cm"/>
          <chart:axis chart:dimension="x" chart:name="primary-x" chart:style-name="ch5"/>
          <chart:axis chart:dimension="y" chart:name="primary-y" chart:style-name="ch6">
            <chart:title svg:x="0.451cm" svg:y="5.27cm" chart:style-name="ch7">
              <text:p>ns</text:p>
            </chart:title>
            <chart:grid chart:style-name="ch8" chart:class="major"/>
          </chart:axis>
          <chart:series chart:style-name="ch9" chart:values-cell-range-address="MsgPack.G3:MsgPack.G7" chart:label-cell-address="MsgPack.G2:MsgPack.G2" chart:class="chart:bar">
            <chart:data-point chart:repeated="4"/>
          </chart:series>
          <chart:series chart:style-name="ch10" chart:values-cell-range-address="MsgPack.H3:MsgPack.H7" chart:label-cell-address="MsgPack.H2:MsgPack.H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ize(ns)</text:p>
                <draw:g>
                  <svg:desc>MsgPack.G2:MsgPack.G2</svg:desc>
                </draw:g>
              </table:table-cell>
              <table:table-cell office:value-type="string">
                <text:p>deserialize(ns)</text:p>
                <draw:g>
                  <svg:desc>MsgPack.H2:MsgPack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1771">
                <text:p>721771</text:p>
                <draw:g>
                  <svg:desc>MsgPack.G3:MsgPack.G7</svg:desc>
                </draw:g>
              </table:table-cell>
              <table:table-cell office:value-type="float" office:value="4125729">
                <text:p>4125729</text:p>
                <draw:g>
                  <svg:desc>MsgPack.H3:MsgPack.H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3385">
                <text:p>763385</text:p>
              </table:table-cell>
              <table:table-cell office:value-type="float" office:value="4059011">
                <text:p>4059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3541">
                <text:p>653541</text:p>
              </table:table-cell>
              <table:table-cell office:value-type="float" office:value="4119218">
                <text:p>41192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8959">
                <text:p>738959</text:p>
              </table:table-cell>
              <table:table-cell office:value-type="float" office:value="4173125">
                <text:p>41731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06cm" svg:y="0.316cm" chart:style-name="ch2">
          <text:p>Protocol Buffer - Nexus 5X</text:p>
        </chart:title>
        <chart:legend chart:legend-position="end" svg:x="12.961cm" svg:y="3.957cm" style:legend-expansion="high" chart:style-name="ch3"/>
        <chart:plot-area chart:style-name="ch4" table:cell-range-address="ProtoBuf.B2:ProtoBuf.C7" chart:data-source-has-labels="row" svg:x="1.319cm" svg:y="1.283cm" svg:width="11.322cm" svg:height="7.537cm">
          <chartooo:coordinate-region svg:x="2.831cm" svg:y="1.48cm" svg:width="9.81cm" svg:height="6.698cm"/>
          <chart:axis chart:dimension="x" chart:name="primary-x" chart:style-name="ch5"/>
          <chart:axis chart:dimension="y" chart:name="primary-y" chart:style-name="ch6">
            <chart:title svg:x="0.451cm" svg:y="5.27cm" chart:style-name="ch7">
              <text:p>ns</text:p>
            </chart:title>
            <chart:grid chart:style-name="ch8" chart:class="major"/>
          </chart:axis>
          <chart:series chart:style-name="ch9" chart:values-cell-range-address="ProtoBuf.B3:ProtoBuf.B7" chart:label-cell-address="ProtoBuf.B2:ProtoBuf.B2" chart:class="chart:bar">
            <chart:data-point chart:repeated="4"/>
          </chart:series>
          <chart:series chart:style-name="ch10" chart:values-cell-range-address="ProtoBuf.C3:ProtoBuf.C7" chart:label-cell-address="ProtoBuf.C2:ProtoBuf.C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ize(ns)</text:p>
                <draw:g>
                  <svg:desc>ProtoBuf.B2:ProtoBuf.B2</svg:desc>
                </draw:g>
              </table:table-cell>
              <table:table-cell office:value-type="string">
                <text:p>deserialize(ns)</text:p>
                <draw:g>
                  <svg:desc>ProtoBuf.C2:ProtoBuf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8438">
                <text:p>208438</text:p>
                <draw:g>
                  <svg:desc>ProtoBuf.B3:ProtoBuf.B7</svg:desc>
                </draw:g>
              </table:table-cell>
              <table:table-cell office:value-type="float" office:value="150521">
                <text:p>150521</text:p>
                <draw:g>
                  <svg:desc>ProtoBuf.C3:ProtoBuf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3646">
                <text:p>183646</text:p>
              </table:table-cell>
              <table:table-cell office:value-type="float" office:value="138594">
                <text:p>1385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2760">
                <text:p>182760</text:p>
              </table:table-cell>
              <table:table-cell office:value-type="float" office:value="128177">
                <text:p>1281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9948">
                <text:p>179948</text:p>
              </table:table-cell>
              <table:table-cell office:value-type="float" office:value="127239">
                <text:p>12723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14cm" svg:y="0.316cm" chart:style-name="ch2">
          <text:p>Protocol Buffer - Android Wear</text:p>
        </chart:title>
        <chart:legend chart:legend-position="end" svg:x="12.961cm" svg:y="3.957cm" style:legend-expansion="high" chart:style-name="ch3"/>
        <chart:plot-area chart:style-name="ch4" table:cell-range-address="ProtoBuf.G2:ProtoBuf.H7" chart:data-source-has-labels="row" svg:x="1.319cm" svg:y="1.283cm" svg:width="11.322cm" svg:height="7.537cm">
          <chartooo:coordinate-region svg:x="2.831cm" svg:y="1.48cm" svg:width="9.81cm" svg:height="6.698cm"/>
          <chart:axis chart:dimension="x" chart:name="primary-x" chart:style-name="ch5"/>
          <chart:axis chart:dimension="y" chart:name="primary-y" chart:style-name="ch6">
            <chart:title svg:x="0.451cm" svg:y="5.27cm" chart:style-name="ch7">
              <text:p>ns</text:p>
            </chart:title>
            <chart:grid chart:style-name="ch8" chart:class="major"/>
          </chart:axis>
          <chart:series chart:style-name="ch9" chart:values-cell-range-address="ProtoBuf.G3:ProtoBuf.G7" chart:label-cell-address="ProtoBuf.G2:ProtoBuf.G2" chart:class="chart:bar">
            <chart:data-point chart:repeated="4"/>
          </chart:series>
          <chart:series chart:style-name="ch10" chart:values-cell-range-address="ProtoBuf.H3:ProtoBuf.H7" chart:label-cell-address="ProtoBuf.H2:ProtoBuf.H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ize(ns)</text:p>
                <draw:g>
                  <svg:desc>ProtoBuf.G2:ProtoBuf.G2</svg:desc>
                </draw:g>
              </table:table-cell>
              <table:table-cell office:value-type="string">
                <text:p>deserialize(ns)</text:p>
                <draw:g>
                  <svg:desc>ProtoBuf.H2:ProtoBuf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4688">
                <text:p>844688</text:p>
                <draw:g>
                  <svg:desc>ProtoBuf.G3:ProtoBuf.G7</svg:desc>
                </draw:g>
              </table:table-cell>
              <table:table-cell office:value-type="float" office:value="508802">
                <text:p>508802</text:p>
                <draw:g>
                  <svg:desc>ProtoBuf.H3:ProtoBuf.H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3854">
                <text:p>853854</text:p>
              </table:table-cell>
              <table:table-cell office:value-type="float" office:value="525156">
                <text:p>5251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5937">
                <text:p>785937</text:p>
              </table:table-cell>
              <table:table-cell office:value-type="float" office:value="468698">
                <text:p>468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4635">
                <text:p>804635</text:p>
              </table:table-cell>
              <table:table-cell office:value-type="float" office:value="485052">
                <text:p>48505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46cm" svg:y="0.316cm" chart:style-name="ch2">
          <text:p>Kryo - Nexus 5X</text:p>
        </chart:title>
        <chart:legend chart:legend-position="end" svg:x="12.961cm" svg:y="3.957cm" style:legend-expansion="high" chart:style-name="ch3"/>
        <chart:plot-area chart:style-name="ch4" table:cell-range-address="Kryo.B2:Kryo.C7" chart:data-source-has-labels="row" svg:x="1.319cm" svg:y="1.283cm" svg:width="11.322cm" svg:height="7.537cm">
          <chartooo:coordinate-region svg:x="3.138cm" svg:y="1.48cm" svg:width="9.503cm" svg:height="6.698cm"/>
          <chart:axis chart:dimension="x" chart:name="primary-x" chart:style-name="ch5"/>
          <chart:axis chart:dimension="y" chart:name="primary-y" chart:style-name="ch6">
            <chart:title svg:x="0.451cm" svg:y="5.27cm" chart:style-name="ch7">
              <text:p>ns</text:p>
            </chart:title>
            <chart:grid chart:style-name="ch8" chart:class="major"/>
          </chart:axis>
          <chart:series chart:style-name="ch9" chart:values-cell-range-address="Kryo.B3:Kryo.B7" chart:label-cell-address="Kryo.B2:Kryo.B2" chart:class="chart:bar">
            <chart:data-point chart:repeated="4"/>
          </chart:series>
          <chart:series chart:style-name="ch10" chart:values-cell-range-address="Kryo.C3:Kryo.C7" chart:label-cell-address="Kryo.C2:Kryo.C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ize(ns)</text:p>
                <draw:g>
                  <svg:desc>Kryo.B2:Kryo.B2</svg:desc>
                </draw:g>
              </table:table-cell>
              <table:table-cell office:value-type="string">
                <text:p>deserialize(ns)</text:p>
                <draw:g>
                  <svg:desc>Kryo.C2:Kryo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67188">
                <text:p>867188</text:p>
                <draw:g>
                  <svg:desc>Kryo.B3:Kryo.B7</svg:desc>
                </draw:g>
              </table:table-cell>
              <table:table-cell office:value-type="float" office:value="317084">
                <text:p>317084</text:p>
                <draw:g>
                  <svg:desc>Kryo.C3:Kryo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8802">
                <text:p>778802</text:p>
              </table:table-cell>
              <table:table-cell office:value-type="float" office:value="303385">
                <text:p>3033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9063">
                <text:p>839063</text:p>
              </table:table-cell>
              <table:table-cell office:value-type="float" office:value="298750">
                <text:p>2987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4063">
                <text:p>774063</text:p>
              </table:table-cell>
              <table:table-cell office:value-type="float" office:value="293802">
                <text:p>29380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